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37f2" officeooo:paragraph-rsid="000f37f2"/>
    </style:style>
    <style:style style:name="T1" style:family="text">
      <style:text-properties officeooo:rsid="001056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the Macro in FreeCAD I have made a scrip that makes a allen key screw. The Macro can make different sized screws depending on the variables that you enter and will make a screw in proportion of the sizes entered. <text:span text:style-name="T1">It has been made with multiple different functions which each take a part in moving or creating objects to form a screw. The function “screw” is the function that puts all of the components together and decides on the dimentions used depending on the variables you have to enter, these variables are the diameter and length you want the screw to be and then the scrip will make cylinder for the body and head of the screw the correct sizes. And if you havent entered a correct size of a screw the script will come up with an error message that says wrong diame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09:08:40.063278670</meta:creation-date>
    <dc:date>2017-07-07T10:11:02.917420272</dc:date>
    <meta:editing-duration>PT10M12S</meta:editing-duration>
    <meta:editing-cycles>1</meta:editing-cycles>
    <meta:generator>LibreOffice/5.1.6.2$Linux_X86_64 LibreOffice_project/10m0$Build-2</meta:generator>
    <meta:document-statistic meta:table-count="0" meta:image-count="0" meta:object-count="0" meta:page-count="1" meta:paragraph-count="1" meta:word-count="145" meta:character-count="784" meta:non-whitespace-character-count="640"/>
  </office:meta>
</office:document-meta>
</file>